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22pt" officeooo:rsid="001e2a7a" officeooo:paragraph-rsid="001e2a7a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2pt" officeooo:rsid="001e2a7a" officeooo:paragraph-rsid="001e2a7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ource Code Pro" fo:font-size="12pt" fo:font-weight="normal" officeooo:rsid="001e2a7a" officeooo:paragraph-rsid="001e2a7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size="12pt" fo:font-weight="normal" officeooo:rsid="0020e60f" officeooo:paragraph-rsid="0020e6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size="14pt" fo:font-weight="bold" officeooo:rsid="0020e60f" officeooo:paragraph-rsid="0020e60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size="14pt" fo:font-weight="bold" officeooo:rsid="0023f311" officeooo:paragraph-rsid="0023f31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Source Code Pro" fo:font-size="12pt" fo:font-weight="normal" officeooo:rsid="001e2a7a" officeooo:paragraph-rsid="001e2a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Source Code Pro" fo:font-size="12pt" fo:font-weight="normal" officeooo:rsid="0023f311" officeooo:paragraph-rsid="0023f31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Source Code Pro" fo:font-size="16pt" fo:font-weight="bold" officeooo:rsid="0023f311" officeooo:paragraph-rsid="0023f311" style:font-size-asian="14pt" style:font-weight-asian="bold" style:font-size-complex="16pt" style:font-weight-complex="bold"/>
    </style:style>
    <style:style style:name="T1" style:family="text">
      <style:text-properties officeooo:rsid="0020e60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226b4e"/>
    </style:style>
    <style:style style:name="T4" style:family="text">
      <style:text-properties officeooo:rsid="0023f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alingo, el ejemplo perfecto de E-Learning</text:p>
      <text:p text:style-name="P2"/>
      <text:p text:style-name="P3">Duolingo es una <text:span text:style-name="T1">aplicación para celular</text:span> muy exitosa <text:span text:style-name="T1">centrad</text:span>a <text:span text:style-name="T1">en</text:span> el aprendizaje de idiomas(italiano, frances, ingles ,etc).</text:p>
      <text:p text:style-name="P6">Ventajas de la aplicación:</text:p>
      <text:p text:style-name="P4">-Tiene un sistema de recuerdo con el cual la aplicación notifica al usuario de que se no a practicado alguno de los idiomas, siendo practico para aquellos que se olvidan facilmente.</text:p>
      <text:p text:style-name="P4">-Tiene sistemas de evaluacion la cual se consiguen puntos por respuestas correctas tiene un sistema de niveles y permite competir contra el reloj.</text:p>
      <text:p text:style-name="P4">-El sistema interactivo y las premiaciones atrae a seguir aprendiendo.</text:p>
      <text:p text:style-name="P4">-<text:span text:style-name="T4">T</text:span>iene una seccion diseñada para el aprendizaje en escuelas.</text:p>
      <text:p text:style-name="P5">Desventajas <text:span text:style-name="T3">de la aplicación:</text:span></text:p>
      <text:p text:style-name="P4">-Tiene anuncios, y para poder quitarlos se debe aportar dinero, <text:span text:style-name="T3">cosa que es completamente opcional.</text:span></text:p>
      <text:p text:style-name="P7"><text:span text:style-name="T4">Las notificaciones pueden ser un poco molestas, llegando a repetirse <text:s/>un par de veces por dia.</text:span></text:p>
      <text:p text:style-name="P9">Datos aparte:</text:p>
      <text:p text:style-name="P8">Dualingo, a diferencia de muchas otras aplicaciones para aprender idiomas, tiene una interfaz muy limpia y simple. Tiene muchas “features” o “caracteristicas” las cuales permiten utilizar el e-learning de manera muy efectiva; pero tambien permite usar el Blended Learning (o B-Learning) para ser usado en escuelas o empresas, lo cual aporta una gran ayud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43:03.021037159</meta:creation-date>
    <dc:date>2019-05-22T10:38:57.532235290</dc:date>
    <meta:editing-duration>PT13M24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191" meta:character-count="1240" meta:non-whitespace-character-count="1059"/>
  </office:meta>
</office:document-meta>
</file>